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57mm"/>
    </style:style>
    <style:style style:name="co2" style:family="table-column">
      <style:table-column-properties fo:break-before="auto" style:column-width="12.77mm"/>
    </style:style>
    <style:style style:name="co3" style:family="table-column">
      <style:table-column-properties fo:break-before="auto" style:column-width="22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KODE_5f_BARANG_5f_108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KODE_BARANG_108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46" table:default-cell-style-name="ce2"/>
        <table:table-column table:style-name="co3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 table:number-rows-repeated="1048160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  <table:database-ranges>
        <table:database-range table:name="__Anonymous_Sheet_DB__0" table:target-range-address="KODE_BARANG_108.A1:KODE_BARANG_108.C4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" style:font-family-asian="'Noto Sans CJK SC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DE_5f_BARANG_5f_108" style:display-name="PageStyle_KODE_BARANG_10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7T23:53:00.143320529</dc:date>
    <meta:editing-cycles>18</meta:editing-cycles>
    <meta:editing-duration>P1DT9H39M52S</meta:editing-duration>
    <meta:generator>LibreOffice/6.0.7.3$Linux_X86_64 LibreOffice_project/00m0$Build-3</meta:generator>
    <meta:document-statistic meta:table-count="1" meta:cell-count="1245" meta:object-count="0"/>
  </office:meta>
</office:document-meta>
</file>